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Arial Unicode MS1" svg:font-family="'Arial Unicode MS'"/>
    <style:font-face style:font-pitch="variable" style:name="Chalkboard SE" svg:font-family="'Chalkboard SE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PingFang SC" svg:font-family="'PingFang SC'"/>
    <style:font-face style:font-family-generic="system" style:font-pitch="variable" style:name="Songti SC" svg:font-family="'Songti SC'"/>
  </office:font-face-decls>
  <office:automatic-styles>
    <style:style style:family="paragraph" style:name="P1" style:parent-style-name="Standard">
      <style:paragraph-properties fo:line-height="150%" fo:text-align="start" style:justify-single-word="false"/>
      <style:text-properties fo:font-size="14pt" fo:letter-spacing="0.106cm" officeooo:paragraph-rsid="0005c3f5" style:font-name="Chalkboard SE" style:font-size-asian="14pt" style:font-size-complex="14pt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<text:soft-page-break/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<text:soft-page-break/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<text:soft-page-break/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halkboard SE" svg:font-family="'Chalkboard 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44:02.053437712</meta:creation-date>
    <dc:date>2018-11-21T13:31:39.917124480</dc:date>
    <meta:editing-duration>PT22H2M59S</meta:editing-duration>
    <meta:editing-cycles>4</meta:editing-cycles>
    <meta:generator>LibreOffice/6.1.2.1$MacOSX_X86_64 LibreOffice_project/65905a128db06ba48db947242809d14d3f9a93fe</meta:generator>
    <meta:print-date>2018-11-21T12:52:43.103030959</meta:print-date>
    <meta:document-statistic meta:table-count="0" meta:image-count="0" meta:object-count="0" meta:page-count="4" meta:paragraph-count="288" meta:word-count="572" meta:character-count="2392" meta:non-whitespace-character-count="2108"/>
  </office:meta>
</office:document-meta>
</file>